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B10000007A269401D6.eps"/>
  <manifest:file-entry manifest:media-type="" manifest:full-path="Pictures/20000002000001B10000007A25243BD4.eps"/>
  <manifest:file-entry manifest:media-type="" manifest:full-path="Pictures/20000002000001B10000007A24C6A3B3.eps"/>
  <manifest:file-entry manifest:media-type="" manifest:full-path="Pictures/20000002000001B10000007A290675A3.eps"/>
  <manifest:file-entry manifest:media-type="" manifest:full-path="Pictures/20000002000001B10000007A228A6DB2.eps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56cm"/>
    </style:style>
    <style:style style:name="gr3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fo:min-height="2.008cm"/>
    </style:style>
    <style:style style:name="gr6" style:family="graphic" style:parent-style-name="standard">
      <style:graphic-properties draw:stroke="none" svg:stroke-color="#000000" draw:fill="none" draw:fill-color="#ffffff" fo:min-height="1.5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37cm" fo:min-width="8.566cm"/>
    </style:style>
    <style:style style:name="gr8" style:family="graphic" style:parent-style-name="standard" style:list-style-name="L2">
      <style:graphic-properties draw:stroke="none" svg:stroke-color="#000000" draw:fill="none" draw:fill-color="#ffffff" fo:min-height="1.515cm"/>
    </style:style>
    <style:style style:name="gr9" style:family="graphic" style:parent-style-name="standard" style:list-style-name="L6">
      <style:graphic-properties draw:stroke="none" svg:stroke-color="#000000" draw:fill="none" draw:fill-color="#ffffff" fo:min-height="9.984cm"/>
    </style:style>
    <style:style style:name="gr10" style:family="graphic" style:parent-style-name="standard">
      <style:graphic-properties draw:fill-color="#ffff66" draw:textarea-horizontal-align="left" draw:textarea-vertical-align="top" draw:auto-grow-height="false" fo:min-height="0cm" fo:min-width="0cm"/>
    </style:style>
    <style:style style:name="gr11" style:family="graphic" style:parent-style-name="standard">
      <style:graphic-properties draw:textarea-horizontal-align="left" draw:textarea-vertical-align="top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49cm" fo:min-width="2.5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35cm" fo:min-width="3.66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4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48cm" fo:min-width="3.096cm"/>
    </style:style>
    <style:style style:name="gr16" style:family="graphic" style:parent-style-name="standard">
      <style:graphic-properties draw:fill="solid" draw:fill-color="#ffff66" draw:textarea-horizontal-align="left" draw:textarea-vertical-align="top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.508cm" fo:margin-right="0cm" text:enable-numbering="true" fo:text-indent="-0.254cm"/>
    </style:style>
    <style:style style:name="P4" style:family="paragraph">
      <style:paragraph-properties fo:margin-left="0.762cm" fo:margin-right="0cm" text:enable-numbering="true" fo:text-indent="-0.254cm"/>
    </style:style>
    <style:style style:name="P5" style:family="paragraph">
      <style:paragraph-properties fo:margin-left="0cm" fo:margin-right="0cm" fo:text-indent="0cm"/>
      <style:text-properties fo:font-family="'Linux Libertine'" style:font-pitch="variable" fo:font-size="10pt" style:font-size-asian="10pt" style:font-size-complex="10pt"/>
    </style:style>
    <style:style style:name="P6" style:family="paragraph">
      <style:text-properties fo:font-family="'Linux Libertine'" style:font-pitch="variable" fo:font-size="8pt" style:font-size-asian="8pt" style:font-size-complex="8pt"/>
    </style:style>
    <style:style style:name="P7" style:family="paragraph">
      <style:text-properties fo:font-family="'Linux Libertine'" style:font-pitch="variable"/>
    </style:style>
    <style:style style:name="P8" style:family="paragraph">
      <style:paragraph-properties fo:margin-left="0.254cm" fo:margin-right="0cm" text:enable-numbering="true" fo:text-indent="0cm"/>
    </style:style>
    <style:style style:name="P9" style:family="paragraph">
      <style:paragraph-properties fo:margin-left="0.254cm" fo:margin-right="0cm" text:enable-numbering="false" fo:text-indent="0cm"/>
    </style:style>
    <style:style style:name="P10" style:family="paragraph">
      <style:paragraph-properties fo:margin-left="0cm" fo:margin-right="0cm" fo:text-indent="0cm"/>
      <style:text-properties fo:font-family="'Linux Libertine'" style:font-pitch="variable"/>
    </style:style>
    <style:style style:name="P11" style:family="paragraph">
      <style:paragraph-properties fo:margin-left="0.508cm" fo:margin-right="0cm" fo:line-height="100%" text:enable-numbering="true" fo:text-indent="-0.254cm"/>
    </style:style>
    <style:style style:name="P12" style:family="paragraph">
      <style:paragraph-properties fo:margin-left="0.508cm" fo:margin-right="0cm" text:enable-numbering="false" fo:text-indent="-0.254cm"/>
    </style:style>
    <style:style style:name="P13" style:family="paragraph">
      <style:paragraph-properties fo:margin-left="0cm" fo:margin-right="0cm" text:enable-numbering="true" fo:text-indent="0cm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start" fo:text-indent="0cm">
        <style:tab-stops/>
      </style:paragraph-properties>
    </style:style>
    <style:style style:name="T1" style:family="text">
      <style:text-properties fo:font-family="'Linux Libertine'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font-family="'Linux Libertine'" style:font-pitch="variable" fo:font-size="10pt" style:font-size-asian="10pt" style:font-size-complex="10pt"/>
    </style:style>
    <style:style style:name="T3" style:family="text">
      <style:text-properties fo:font-family="'Linux Libertine'" style:font-style-name="Regular" style:font-pitch="variable" fo:font-size="10pt" fo:font-style="italic" fo:font-weight="bold" style:font-family-asian="'Linux Libertine'" style:font-style-name-asian="Regular" style:font-pitch-asian="variable" style:font-size-asian="10pt" style:font-style-asian="italic" style:font-weight-asian="bold" style:font-family-complex="'Linux Libertine'" style:font-style-name-complex="Regular" style:font-pitch-complex="variable" style:font-size-complex="10pt" style:font-style-complex="italic" style:font-weight-complex="bold"/>
    </style:style>
    <style:style style:name="T4" style:family="text">
      <style:text-properties fo:font-family="'Linux Libertine'" style:font-pitch="variable" fo:font-size="8pt" style:font-size-asian="8pt" style:font-size-complex="8pt"/>
    </style:style>
    <style:style style:name="T5" style:family="text">
      <style:text-properties fo:font-family="'Linux Libertine'" style:font-pitch="variable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family="'Linux Libertine'" style:font-pitch="variable" fo:font-size="11pt" style:font-size-asian="11pt" style:font-size-complex="11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family="'Linux Libertine'" style:font-style-name="Regular" style:font-pitch="variable" style:font-family-asian="'Linux Libertine'" style:font-style-name-asian="Regular" style:font-pitch-asian="variable" style:font-family-complex="'Linux Libertine'" style:font-style-name-complex="Regular" style:font-pitch-complex="variable"/>
    </style:style>
    <style:style style:name="T9" style:family="text">
      <style:text-properties fo:font-family="'Linux Libertine'" style:font-style-name="Regular" style:font-pitch="variable" style:font-family-asian="'Linux Libertine'" style:font-style-name-asian="Regular" style:font-pitch-asian="variable" style:font-family-complex="'Linux Libertine'" style:font-style-name-complex="Regular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08cm" text:min-label-width="0.254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62cm" text:min-label-width="0.254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016cm" text:min-label-width="0.254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27cm" text:min-label-width="0.254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524cm" text:min-label-width="0.254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78cm" text:min-label-width="0.254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032cm" text:min-label-width="0.254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286cm" text:min-label-width="0.254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54cm" text:min-label-width="0.254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0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6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016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27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524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77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2.03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2.286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5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54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254cm" text:min-label-width="0.254cm"/>
        <style:text-properties fo:font-family="StarSymbol" fo:color="#000000" fo:font-size="45%"/>
      </text:list-level-style-bullet>
      <text:list-level-style-bullet text:level="2" text:bullet-char="●">
        <style:list-level-properties text:space-before="0.508cm" text:min-label-width="0.254cm"/>
        <style:text-properties fo:font-family="StarSymbol" fo:color="#000000" fo:font-size="45%"/>
      </text:list-level-style-bullet>
      <text:list-level-style-bullet text:level="3" text:bullet-char="●">
        <style:list-level-properties text:space-before="0.762cm" text:min-label-width="0.254cm"/>
        <style:text-properties fo:font-family="StarSymbol" fo:color="#000000" fo:font-size="45%"/>
      </text:list-level-style-bullet>
      <text:list-level-style-bullet text:level="4" text:bullet-char="●">
        <style:list-level-properties text:space-before="1.016cm" text:min-label-width="0.254cm"/>
        <style:text-properties fo:font-family="StarSymbol" fo:color="#000000" fo:font-size="45%"/>
      </text:list-level-style-bullet>
      <text:list-level-style-bullet text:level="5" text:bullet-char="●">
        <style:list-level-properties text:space-before="1.27cm" text:min-label-width="0.254cm"/>
        <style:text-properties fo:font-family="StarSymbol" fo:color="#000000" fo:font-size="45%"/>
      </text:list-level-style-bullet>
      <text:list-level-style-bullet text:level="6" text:bullet-char="●">
        <style:list-level-properties text:space-before="1.524cm" text:min-label-width="0.254cm"/>
        <style:text-properties fo:font-family="StarSymbol" fo:color="#000000" fo:font-size="45%"/>
      </text:list-level-style-bullet>
      <text:list-level-style-bullet text:level="7" text:bullet-char="●">
        <style:list-level-properties text:space-before="1.778cm" text:min-label-width="0.254cm"/>
        <style:text-properties fo:font-family="StarSymbol" fo:color="#000000" fo:font-size="45%"/>
      </text:list-level-style-bullet>
      <text:list-level-style-bullet text:level="8" text:bullet-char="●">
        <style:list-level-properties text:space-before="2.032cm" text:min-label-width="0.254cm"/>
        <style:text-properties fo:font-family="StarSymbol" fo:color="#000000" fo:font-size="45%"/>
      </text:list-level-style-bullet>
      <text:list-level-style-bullet text:level="9" text:bullet-char="●">
        <style:list-level-properties text:space-before="2.286cm" text:min-label-width="0.254cm"/>
        <style:text-properties fo:font-family="StarSymbol" fo:color="#000000" fo:font-size="45%"/>
      </text:list-level-style-bullet>
      <text:list-level-style-bullet text:level="10" text:bullet-char="●">
        <style:list-level-properties text:space-before="2.54cm" text:min-label-width="0.254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381cm" text:min-label-width="0.38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762cm" text:min-label-width="0.38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143cm" text:min-label-width="0.38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524cm" text:min-label-width="0.38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905cm" text:min-label-width="0.38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2.286cm" text:min-label-width="0.38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2.667cm" text:min-label-width="0.38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3.048cm" text:min-label-width="0.38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3.429cm" text:min-label-width="0.38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3.81cm" text:min-label-width="0.381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5.274cm" svg:height="4.303cm" svg:x="6.194cm" svg:y="5.766cm">
          <draw:image xlink:href="Pictures/20000002000001B10000007A290675A3.eps" xlink:type="simple" xlink:show="embed" xlink:actuate="onLoad">
            <text:p text:style-name="P2"/>
          </draw:image>
        </draw:frame>
        <draw:frame draw:style-name="gr2" draw:text-style-name="P5" draw:layer="layout" svg:width="5.715cm" svg:height="3.81cm" svg:x="5.551cm" svg:y="10.419cm">
          <draw:text-box>
            <text:list text:style-name="L1">
              <text:list-item>
                <text:p text:style-name="P2"><text:span text:style-name="T1">Global Parameters</text:span></text:p>
              </text:list-item>
            </text:list>
            <text:list text:style-name="L2">
              <text:list-item>
                <text:p text:style-name="P3"><text:span text:style-name="T2"><text:s/></text:span><text:span text:style-name="T2">Energy scale (channel -&gt; energy)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Offs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Linear sca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Quadratic scale (optional)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<text:s/></text:span><text:span text:style-name="T2">Resolution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Fano fa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Noise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615cm" svg:height="3.833cm" svg:x="11.466cm" svg:y="10.419cm">
          <draw:text-box>
            <text:list text:style-name="L1">
              <text:list-item>
                <text:p text:style-name="P2"><text:span text:style-name="T1">N </text:span><text:span text:style-name="T3">×</text:span><text:span text:style-name="T1"> Regions-of-interest (with M peaks)</text:span></text:p>
              </text:list-item>
            </text:list>
            <text:list text:style-name="L2">
              <text:list-item>
                <text:p text:style-name="P3"><text:span text:style-name="T2"><text:s/></text:span><text:span text:style-name="T2">Incomplete charge</text:span></text:p>
              </text:list-item>
            </text:list>
            <text:list text:style-name="L2">
              <text:list-item>
                <text:p text:style-name="P3"><text:span text:style-name="T2"><text:s/></text:span><text:span text:style-name="T2">Bremsstrahlung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Linea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Quadratic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<text:s/></text:span><text:span text:style-name="T2">Peak intensitie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eak 0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Peak M-1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715cm" svg:height="5.027cm" svg:x="18.251cm" svg:y="10.419cm">
          <draw:text-box>
            <text:list text:style-name="L1">
              <text:list-item>
                <text:p text:style-name="P2"><text:span text:style-name="T1">Input parameters</text:span></text:p>
              </text:list-item>
            </text:list>
            <text:list text:style-name="L2">
              <text:list-item>
                <text:p text:style-name="P3"><text:span text:style-name="T2"><text:s/></text:span><text:span text:style-name="T2">Transition energies</text:span></text:p>
              </text:list-item>
            </text:list>
            <text:list text:style-name="L2">
              <text:list-item>
                <text:p text:style-name="P3"><text:span text:style-name="T2"><text:s/></text:span><text:span text:style-name="T2">Material composition</text:span></text:p>
              </text:list-item>
            </text:list>
            <text:list text:style-name="L2">
              <text:list-item>
                <text:p text:style-name="P3"><text:span text:style-name="T2"><text:s/></text:span><text:span text:style-name="T2">Coating layer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Thicknes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Composition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2"><text:s/></text:span><text:span text:style-name="T2">Default detector parameter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Zero offse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Linear scal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Transmission func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Fano fa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Noise</text:span></text:p>
                  </text:list-item>
                </text:list>
              </text:list-item>
            </text:list>
          </draw:text-box>
        </draw:frame>
        <draw:line draw:style-name="gr3" draw:text-style-name="P1" draw:layer="layout" svg:x1="11.113cm" svg:y1="5.966cm" svg:x2="11.901cm" svg:y2="5.961cm">
          <text:p text:style-name="P2"/>
        </draw:line>
        <draw:line draw:style-name="gr3" draw:text-style-name="P1" draw:layer="layout" svg:x1="8.309cm" svg:y1="5.961cm" svg:x2="8.961cm" svg:y2="5.961cm">
          <text:p text:style-name="P2"/>
        </draw:line>
        <draw:frame draw:style-name="gr4" draw:text-style-name="P6" draw:layer="layout" svg:width="1.074cm" svg:height="0.573cm" svg:x="8.098cm" svg:y="5.398cm">
          <draw:text-box>
            <text:p text:style-name="P2"><text:span text:style-name="T4">ROI1</text:span></text:p>
          </draw:text-box>
        </draw:frame>
        <draw:frame draw:style-name="gr4" draw:text-style-name="P6" draw:layer="layout" svg:width="1.074cm" svg:height="0.573cm" svg:x="10.938cm" svg:y="5.398cm">
          <draw:text-box>
            <text:p text:style-name="P2"><text:span text:style-name="T4">ROI2</text:span></text:p>
          </draw:text-box>
        </draw:frame>
        <draw:line draw:style-name="gr3" draw:text-style-name="P1" draw:layer="layout" svg:x1="17.939cm" svg:y1="5.966cm" svg:x2="18.727cm" svg:y2="5.961cm">
          <text:p text:style-name="P2"/>
        </draw:line>
        <draw:frame draw:style-name="gr4" draw:text-style-name="P6" draw:layer="layout" svg:width="1.074cm" svg:height="0.573cm" svg:x="17.764cm" svg:y="5.398cm">
          <draw:text-box>
            <text:p text:style-name="P2"><text:span text:style-name="T4">ROI3</text:span></text:p>
          </draw:text-box>
        </draw:frame>
        <draw:line draw:style-name="gr3" draw:text-style-name="P1" draw:layer="layout" svg:x1="19.068cm" svg:y1="5.966cm" svg:x2="19.856cm" svg:y2="5.961cm">
          <text:p text:style-name="P2"/>
        </draw:line>
        <draw:frame draw:style-name="gr4" draw:text-style-name="P6" draw:layer="layout" svg:width="1.074cm" svg:height="0.573cm" svg:x="18.893cm" svg:y="5.398cm">
          <draw:text-box>
            <text:p text:style-name="P2"><text:span text:style-name="T4">ROI4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5.274cm" svg:height="4.303cm" svg:x="6.917cm" svg:y="6.349cm">
          <draw:image xlink:href="Pictures/20000002000001B10000007A228A6DB2.eps" xlink:type="simple" xlink:show="embed" xlink:actuate="onLoad">
            <text:p text:style-name="P2"/>
          </draw:image>
        </draw:frame>
        <draw:frame draw:style-name="gr4" draw:text-style-name="P7" draw:layer="layout" svg:width="9.036cm" svg:height="1.212cm" svg:x="5.451cm" svg:y="4.322cm">
          <draw:text-box>
            <text:p text:style-name="P2"><text:span text:style-name="T5">Case 1:</text:span></text:p>
            <text:p text:style-name="P2"><text:span text:style-name="T6"><text:s text:c="3"/></text:span><text:span text:style-name="T6">One or a few peaks spread over a small energy range.</text:span></text:p>
          </draw:text-box>
        </draw:frame>
        <draw:frame draw:style-name="gr5" draw:text-style-name="P2" draw:layer="layout" svg:width="7.796cm" svg:height="2.258cm" svg:x="5.645cm" svg:y="11.43cm">
          <draw:text-box>
            <text:list text:style-name="L1">
              <text:list-item>
                <text:p text:style-name="P2">Limitations:</text:p>
              </text:list-item>
            </text:list>
            <text:list text:style-name="L2">
              <text:list-item>
                <text:p text:style-name="P3"><text:span text:style-name="T7"><text:s/></text:span><text:span text:style-name="T7">Can't fit energy scale</text:span></text:p>
              </text:list-item>
            </text:list>
            <text:list text:style-name="L2">
              <text:list-item>
                <text:p text:style-name="P3"><text:span text:style-name="T7"><text:s/></text:span><text:span text:style-name="T7">Can't fit both fano factor and noise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7">Fit noise, assume nominal fano factor</text:span></text:p>
                  </text:list-item>
                </text:list>
              </text:list-item>
            </text:list>
          </draw:text-box>
        </draw:frame>
        <draw:frame draw:style-name="gr6" draw:text-style-name="P2" draw:layer="layout" svg:width="7.532cm" svg:height="1.765cm" svg:x="15.17cm" svg:y="11.5cm">
          <draw:text-box>
            <text:list text:style-name="L1">
              <text:list-item>
                <text:p text:style-name="P2">Additional assumptions:</text:p>
              </text:list-item>
            </text:list>
            <text:list text:style-name="L3">
              <text:list-item>
                <text:p text:style-name="P8"><text:span text:style-name="T7"><text:s/></text:span><text:span text:style-name="T7">Energy scale from default detector</text:span></text:p>
              </text:list-item>
            </text:list>
            <text:list text:style-name="L3">
              <text:list-item>
                <text:p text:style-name="P8"><text:span text:style-name="T7"><text:s/></text:span><text:span text:style-name="T7">Fano factor from default detector</text:span></text:p>
              </text:list-item>
            </text:list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4" draw:text-style-name="P7" draw:layer="layout" svg:width="9.756cm" svg:height="1.212cm" svg:x="5.028cm" svg:y="4.428cm">
          <draw:text-box>
            <text:p text:style-name="P2"><text:span text:style-name="T5">Case 2:</text:span></text:p>
            <text:p text:style-name="P2"><text:span text:style-name="T6"><text:s text:c="3"/></text:span><text:span text:style-name="T6">Two or three distinct peaks over a broad range of energies</text:span></text:p>
          </draw:text-box>
        </draw:frame>
        <draw:frame draw:style-name="gr5" draw:text-style-name="P2" draw:layer="layout" svg:width="7.796cm" svg:height="2.258cm" svg:x="5.61cm" svg:y="12.594cm">
          <draw:text-box>
            <text:list text:style-name="L1">
              <text:list-item>
                <text:p text:style-name="P2">Limitations:</text:p>
              </text:list-item>
            </text:list>
            <text:list text:style-name="L3">
              <text:list-item>
                <text:p text:style-name="P8"><text:span text:style-name="T7"><text:s/></text:span><text:span text:style-name="T7">Can't fit quadratic energy scale</text:span></text:p>
              </text:list-item>
            </text:list>
          </draw:text-box>
        </draw:frame>
        <draw:frame draw:style-name="gr6" draw:text-style-name="P2" draw:layer="layout" svg:width="7.532cm" svg:height="2.092cm" svg:x="15.135cm" svg:y="12.664cm">
          <draw:text-box>
            <text:list text:style-name="L1">
              <text:list-item>
                <text:p text:style-name="P2">Additional assumptions:</text:p>
              </text:list-item>
            </text:list>
            <text:list text:style-name="L2">
              <text:list-item>
                <text:p text:style-name="P3"><text:span text:style-name="T7"><text:s/></text:span><text:span text:style-name="T7">Quadratic term is from default detector (nominally 0.0)</text:span></text:p>
              </text:list-item>
            </text:list>
            <text:list text:style-name="L2">
              <text:list-item>
                <text:p text:style-name="P3"><text:span text:style-name="T7"><text:s/></text:span><text:span text:style-name="T7">Detector efficiency</text:span></text:p>
              </text:list-item>
            </text:list>
          </draw:text-box>
        </draw:frame>
        <draw:frame draw:style-name="gr6" draw:text-style-name="P2" draw:layer="layout" svg:width="7.532cm" svg:height="2.532cm" svg:x="15.841cm" svg:y="4.551cm">
          <draw:text-box>
            <text:p text:style-name="P2">Definition:</text:p>
            <text:p text:style-name="P9"><text:span text:style-name="T7">A broad range of energies is defined as greater than 1/3 the full range of measured channels or 20.0/3.0 keV which ever is smaller.</text:span></text:p>
          </draw:text-box>
        </draw:frame>
        <draw:frame draw:style-name="gr1" draw:text-style-name="P1" draw:layer="layout" svg:width="15.274cm" svg:height="4.303cm" svg:x="6.705cm" svg:y="7.409cm">
          <draw:image xlink:href="Pictures/20000002000001B10000007A24C6A3B3.eps" xlink:type="simple" xlink:show="embed" xlink:actuate="onLoad">
            <text:p text:style-name="P2"/>
          </draw:image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10" draw:layer="layout" svg:width="8.942cm" svg:height="1.887cm" svg:x="5.028cm" svg:y="4.428cm">
          <draw:text-box>
            <text:p text:style-name="P2"><text:span text:style-name="T5">Case 3:</text:span></text:p>
            <text:p text:style-name="P2"><text:span text:style-name="T6"><text:s text:c="3"/></text:span><text:span text:style-name="T6">More than three distinct peaks well distributed over a broad range of energies</text:span></text:p>
          </draw:text-box>
        </draw:frame>
        <draw:frame draw:style-name="gr5" draw:text-style-name="P2" draw:layer="layout" svg:width="7.796cm" svg:height="2.258cm" svg:x="5.61cm" svg:y="12.594cm">
          <draw:text-box>
            <text:list text:style-name="L1">
              <text:list-item>
                <text:p text:style-name="P2">Limitations:</text:p>
              </text:list-item>
            </text:list>
            <text:list text:style-name="L2">
              <text:list-item>
                <text:p text:style-name="P11"><text:span text:style-name="T7"><text:s/></text:span><text:span text:style-name="T7">None!</text:span></text:p>
              </text:list-item>
            </text:list>
          </draw:text-box>
        </draw:frame>
        <draw:frame draw:style-name="gr8" draw:text-style-name="P3" draw:layer="layout" svg:width="7.532cm" svg:height="1.765cm" svg:x="15.135cm" svg:y="12.664cm">
          <draw:text-box>
            <text:list text:style-name="L2">
              <text:list-item>
                <text:p text:style-name="P12">Assumptions:</text:p>
              </text:list-item>
            </text:list>
            <text:list text:style-name="L2">
              <text:list-item>
                <text:p text:style-name="P3"><text:span text:style-name="T7"><text:s/></text:span><text:span text:style-name="T7">Detector efficiency</text:span></text:p>
              </text:list-item>
            </text:list>
          </draw:text-box>
        </draw:frame>
        <draw:frame draw:style-name="gr6" draw:text-style-name="P2" draw:layer="layout" svg:width="7.532cm" svg:height="2.532cm" svg:x="15.681cm" svg:y="4.71cm">
          <draw:text-box>
            <text:p text:style-name="P2">Definition:</text:p>
            <text:p text:style-name="P9"><text:span text:style-name="T7">A broad range of energies is defined as greater than 1/3 the full range of measured channels or 20.0/3.0 keV which ever is smaller.</text:span></text:p>
          </draw:text-box>
        </draw:frame>
        <draw:frame draw:style-name="gr1" draw:text-style-name="P1" draw:layer="layout" svg:width="15.274cm" svg:height="4.303cm" svg:x="6.404cm" svg:y="7.708cm">
          <draw:image xlink:href="Pictures/20000002000001B10000007A269401D6.eps" xlink:type="simple" xlink:show="embed" xlink:actuate="onLoad">
            <text:p text:style-name="P2"/>
          </draw:image>
        </draw:frame>
      </draw:page>
      <draw:page draw:name="page5" draw:style-name="dp1" draw:master-page-name="Default">
        <office:forms form:automatic-focus="false" form:apply-design-mode="false"/>
        <draw:frame draw:style-name="gr7" draw:text-style-name="P10" draw:layer="layout" svg:width="8.942cm" svg:height="1.887cm" svg:x="5.028cm" svg:y="4.428cm">
          <draw:text-box>
            <text:p text:style-name="P2"><text:span text:style-name="T5">Case 4:</text:span></text:p>
            <text:p text:style-name="P2"><text:span text:style-name="T6"><text:s text:c="3"/></text:span><text:span text:style-name="T6">Two spectra collected at 10 keV and 30 keV on the BAM CRM.</text:span></text:p>
          </draw:text-box>
        </draw:frame>
        <draw:frame draw:style-name="gr5" draw:text-style-name="P2" draw:layer="layout" svg:width="7.796cm" svg:height="2.258cm" svg:x="5.61cm" svg:y="12.594cm">
          <draw:text-box>
            <text:list text:style-name="L1">
              <text:list-item>
                <text:p text:style-name="P2">Limitations:</text:p>
              </text:list-item>
            </text:list>
            <text:list text:style-name="L2">
              <text:list-item>
                <text:p text:style-name="P3"><text:span text:style-name="T7"><text:s/></text:span><text:span text:style-name="T7">None!</text:span></text:p>
              </text:list-item>
            </text:list>
          </draw:text-box>
        </draw:frame>
        <draw:frame draw:style-name="gr6" draw:text-style-name="P2" draw:layer="layout" svg:width="7.532cm" svg:height="1.765cm" svg:x="15.135cm" svg:y="12.664cm">
          <draw:text-box>
            <text:list text:style-name="L1">
              <text:list-item>
                <text:p text:style-name="P2">Assumptions:</text:p>
              </text:list-item>
            </text:list>
            <text:list text:style-name="L2">
              <text:list-item>
                <text:p text:style-name="P3"><text:span text:style-name="T7">BAM certified efficiencies</text:span></text:p>
              </text:list-item>
            </text:list>
            <text:list text:style-name="L2">
              <text:list-item>
                <text:p text:style-name="P3"><text:span text:style-name="T7">Mass absorption coefficients</text:span></text:p>
              </text:list-item>
            </text:list>
          </draw:text-box>
        </draw:frame>
        <draw:frame draw:style-name="gr6" draw:text-style-name="P2" draw:layer="layout" svg:width="7.532cm" svg:height="1.765cm" svg:x="15.681cm" svg:y="4.04cm">
          <draw:text-box>
            <text:p text:style-name="P2">BAM CRM:</text:p>
            <text:p text:style-name="P9"><text:span text:style-name="T7">The BAM CRM is thin film material consisting of</text:span></text:p>
          </draw:text-box>
        </draw:frame>
        <draw:frame draw:style-name="gr1" draw:text-style-name="P1" draw:layer="layout" svg:width="15.274cm" svg:height="4.303cm" svg:x="6.422cm" svg:y="7.603cm">
          <draw:image xlink:href="Pictures/20000002000001B10000007A25243BD4.eps" xlink:type="simple" xlink:show="embed" xlink:actuate="onLoad">
            <text:p text:style-name="P2"/>
          </draw:image>
        </draw:frame>
      </draw:page>
      <draw:page draw:name="page6" draw:style-name="dp1" draw:master-page-name="Default">
        <office:forms form:automatic-focus="false" form:apply-design-mode="false"/>
        <draw:frame draw:style-name="gr9" draw:text-style-name="P13" draw:layer="layout" svg:width="13.458cm" svg:height="10.234cm" svg:x="5.804cm" svg:y="4.251cm">
          <draw:text-box>
            <text:list text:style-name="L1">
              <text:list-item>
                <text:p text:style-name="P2">What are the challenges:</text:p>
              </text:list-item>
            </text:list>
            <text:list text:style-name="L2">
              <text:list-item>
                <text:p text:style-name="P3">Can't model Bremsstrahlung unless we know the composition</text:p>
              </text:list-item>
            </text:list>
            <text:list text:style-name="L5">
              <text:list-item>
                <text:p text:style-name="P3">Can't model Bremsstrahlung unless detector efficiency</text:p>
              </text:list-item>
            </text:list>
            <text:list text:style-name="L5">
              <text:list-item>
                <text:p text:style-name="P3">Can't model </text:p>
              </text:list-item>
            </text:list>
            <text:list text:style-name="L2">
              <text:list-item>
                <text:p text:style-name="P3">Bremsstrahlung model must bracket all peaks accurately</text:p>
              </text:list-item>
            </text:list>
          </draw:text-box>
        </draw:frame>
      </draw:page>
      <draw:page draw:name="page7" draw:style-name="dp1" draw:master-page-name="Default">
        <office:forms form:automatic-focus="false" form:apply-design-mode="false"/>
        <draw:g>
          <draw:custom-shape draw:style-name="gr10" draw:text-style-name="P14" draw:layer="layout" svg:width="12.679cm" svg:height="11.013cm" svg:x="1.391cm" svg:y="1.32cm">
            <text:p text:style-name="P14">Global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1" draw:text-style-name="P15" draw:layer="layout" svg:width="5.326cm" svg:height="8.97cm" svg:x="1.735cm" svg:y="2.864cm">
              <text:p text:style-name="P15">Energy Scale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2" draw:text-style-name="P2" draw:layer="layout" svg:width="3.652cm" svg:height="7.024cm" svg:x="2.903cm" svg:y="4.24cm">
              <draw:text-box>
                <text:p text:style-name="P2">Quadratic</text:p>
                <text:p text:style-name="P2">0: <text:s/><text:tab/>zero offset</text:p>
                <text:p text:style-name="P2">1: <text:s/><text:tab/>gain</text:p>
                <text:p text:style-name="P2">2: <text:tab/>quadratic</text:p>
                <text:p text:style-name="P2"/>
                <text:p text:style-name="P2">Linear</text:p>
                <text:p text:style-name="P2">0:<text:tab/>zero offset</text:p>
                <text:p text:style-name="P2">1:<text:tab/>gain</text:p>
                <text:p text:style-name="P2"/>
                <text:p text:style-name="P2">Gain</text:p>
                <text:p text:style-name="P2">0:<text:tab/>gain</text:p>
                <text:p text:style-name="P2"/>
                <text:p text:style-name="P2">None</text:p>
              </draw:text-box>
            </draw:frame>
          </draw:g>
          <draw:g>
            <draw:custom-shape draw:style-name="gr11" draw:text-style-name="P14" draw:layer="layout" svg:width="6.099cm" svg:height="6.099cm" svg:x="7.562cm" svg:y="3.021cm">
              <text:p text:style-name="P14">Resolution mode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3" draw:text-style-name="P2" draw:layer="layout" svg:width="5.172cm" svg:height="4.419cm" svg:x="8.506cm" svg:y="3.898cm">
              <draw:text-box>
                <text:p text:style-name="P2">FanoNoise</text:p>
                <text:p text:style-name="P2">0:<text:tab/>Fano factor</text:p>
                <text:p text:style-name="P2">1:<text:tab/>Noise factor</text:p>
                <text:p text:style-name="P2"/>
                <text:p text:style-name="P2">FWHM At Mn K<text:span text:style-name="T8">α</text:span></text:p>
                <text:p text:style-name="P2">0:<text:tab/>FWHM at Mn K<text:span text:style-name="T9">α</text:span></text:p>
                <text:p text:style-name="P2"/>
                <text:p text:style-name="P2">None</text:p>
              </draw:text-box>
            </draw:frame>
          </draw:g>
        </draw:g>
        <draw:custom-shape draw:style-name="gr10" draw:text-style-name="P1" draw:layer="layout" svg:width="11.082cm" svg:height="11.837cm" svg:x="15.303cm" svg:y="1.25cm">
          <text:p text:style-name="P14">RO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1" draw:layer="layout" svg:width="6.219cm" svg:height="4.277cm" svg:x="17.11cm" svg:y="2.458cm">
            <text:p text:style-name="P14">Family weight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" draw:text-style-name="P2" draw:layer="layout" svg:width="5.078cm" svg:height="2.99cm" svg:x="17.987cm" svg:y="3.487cm">
            <draw:text-box>
              <text:p text:style-name="P2">Tabulated weights</text:p>
              <text:p text:style-name="P2">0:<text:tab/>Weight element 1</text:p>
              <text:p text:style-name="P2">1:<text:tab/>Weight element 2</text:p>
              <text:p text:style-name="P2">...</text:p>
              <text:p text:style-name="P2">N-1:<text:tab/>Weight element N</text:p>
            </draw:text-box>
          </draw:frame>
        </draw:g>
        <draw:g>
          <draw:custom-shape draw:style-name="gr11" draw:text-style-name="P14" draw:layer="layout" svg:width="6.223cm" svg:height="2.743cm" svg:x="17.164cm" svg:y="6.941cm">
            <text:p text:style-name="P14">Incomplete Charg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2" draw:layer="layout" svg:width="3.694cm" svg:height="1.298cm" svg:x="18.402cm" svg:y="7.942cm">
            <draw:text-box>
              <text:p text:style-name="P2">0:<text:tab/>Amplitude</text:p>
              <text:p text:style-name="P2">1:<text:tab/>Width</text:p>
            </draw:text-box>
          </draw:frame>
        </draw:g>
        <draw:g>
          <draw:custom-shape draw:style-name="gr11" draw:text-style-name="P14" draw:layer="layout" svg:width="6.223cm" svg:height="2.743cm" svg:x="17.302cm" svg:y="10.018cm">
            <text:p text:style-name="P14">Bremsstrahlung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2" draw:layer="layout" svg:width="4.447cm" svg:height="1.298cm" svg:x="18.54cm" svg:y="11.019cm">
            <draw:text-box>
              <text:p text:style-name="P2">0:<text:tab/>Coefficient A</text:p>
              <text:p text:style-name="P2">1:<text:tab/>Coefficient B</text:p>
            </draw:text-box>
          </draw:frame>
        </draw:g>
        <draw:custom-shape draw:style-name="gr16" draw:text-style-name="P1" draw:layer="layout" svg:width="7.353cm" svg:height="5.325cm" svg:x="6.855cm" svg:y="13.436cm">
          <text:p text:style-name="P14">X-Ray Transi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1" draw:text-style-name="P14" draw:layer="layout" svg:width="6.22cm" svg:height="3.488cm" svg:x="7.544cm" svg:y="14.69cm">
            <text:p text:style-name="P14">Transition Intensity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layer="layout" svg:width="4.083cm" svg:height="2.335cm" svg:x="8.454cm" svg:y="15.548cm">
            <draw:text-box>
              <text:p text:style-name="P2">0:<text:tab/>Transition 1</text:p>
              <text:p text:style-name="P2">1:<text:tab/>Transition 2</text:p>
              <text:p text:style-name="P2">...</text:p>
              <text:p text:style-name="P2">N-1:<text:tab/>Transition N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Linux Libertine'" style:font-style-name="Regular" style:font-pitch="variable" fo:font-size="13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Nicholas Ritchie</meta:initial-creator>
    <meta:creation-date>2008-06-21T16:31:23</meta:creation-date>
    <dc:creator>Nicholas Ritchie</dc:creator>
    <dc:date>2008-06-29T22:00:51</dc:date>
    <meta:editing-cycles>19</meta:editing-cycles>
    <meta:editing-duration>P2DT4H51M7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